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#fff200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#fff200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#fff200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#fff200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6" style:family="paragraph" style:parent-style-name="Heading_20_2">
      <style:text-properties officeooo:rsid="0021ae37" officeooo:paragraph-rsid="00a33d77"/>
    </style:style>
    <style:style style:name="P87" style:family="paragraph" style:parent-style-name="Footer">
      <style:paragraph-properties fo:text-align="end" style:justify-single-word="false"/>
    </style:style>
    <style:style style:name="P88" style:family="paragraph" style:parent-style-name="Heading_20_1">
      <style:text-properties officeooo:rsid="0021ae37" officeooo:paragraph-rsid="0021ae37"/>
    </style:style>
    <style:style style:name="P89" style:family="paragraph" style:parent-style-name="Heading_20_1">
      <style:text-properties officeooo:paragraph-rsid="0021ae37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Normal">
      <style:paragraph-properties fo:text-align="center" style:justify-single-word="false"/>
      <style:text-properties officeooo:paragraph-rsid="001ebeb1"/>
    </style:style>
    <style:style style:name="P93" style:family="paragraph" style:parent-style-name="Normal">
      <style:paragraph-properties fo:text-align="center" style:justify-single-word="false"/>
      <style:text-properties officeooo:paragraph-rsid="000008c0"/>
    </style:style>
    <style:style style:name="P94" style:family="paragraph" style:parent-style-name="Normal">
      <style:paragraph-properties fo:text-align="end" style:justify-single-word="false"/>
      <style:text-properties officeooo:paragraph-rsid="001ebeb1"/>
    </style:style>
    <style:style style:name="P95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6" style:family="paragraph" style:parent-style-name="Normal">
      <style:text-properties officeooo:paragraph-rsid="0021ae37"/>
    </style:style>
    <style:style style:name="P97" style:family="paragraph" style:parent-style-name="Normal">
      <style:text-properties officeooo:paragraph-rsid="00241aed"/>
    </style:style>
    <style:style style:name="P98" style:family="paragraph" style:parent-style-name="Normal">
      <style:text-properties officeooo:paragraph-rsid="002efc06"/>
    </style:style>
    <style:style style:name="P99" style:family="paragraph" style:parent-style-name="Normal">
      <style:text-properties officeooo:rsid="00310551" officeooo:paragraph-rsid="00310551"/>
    </style:style>
    <style:style style:name="P100" style:family="paragraph" style:parent-style-name="Normal">
      <style:text-properties officeooo:rsid="0032eef7" officeooo:paragraph-rsid="0032eef7"/>
    </style:style>
    <style:style style:name="P101" style:family="paragraph" style:parent-style-name="Normal">
      <style:text-properties officeooo:rsid="0037d796" officeooo:paragraph-rsid="0037d796"/>
    </style:style>
    <style:style style:name="P102" style:family="paragraph" style:parent-style-name="Normal">
      <style:text-properties officeooo:rsid="0037d796" officeooo:paragraph-rsid="00521d64"/>
    </style:style>
    <style:style style:name="P103" style:family="paragraph" style:parent-style-name="Normal">
      <style:text-properties officeooo:rsid="0037d796" officeooo:paragraph-rsid="007c53a3"/>
    </style:style>
    <style:style style:name="P104" style:family="paragraph" style:parent-style-name="Normal">
      <style:text-properties officeooo:rsid="0037d796" officeooo:paragraph-rsid="008387b5"/>
    </style:style>
    <style:style style:name="P105" style:family="paragraph" style:parent-style-name="Normal">
      <style:text-properties officeooo:rsid="0037d796" officeooo:paragraph-rsid="008c007c"/>
    </style:style>
    <style:style style:name="P106" style:family="paragraph" style:parent-style-name="Normal">
      <style:text-properties officeooo:rsid="004c5338" officeooo:paragraph-rsid="004c5338"/>
    </style:style>
    <style:style style:name="P107" style:family="paragraph" style:parent-style-name="Normal">
      <style:text-properties officeooo:rsid="004d2734" officeooo:paragraph-rsid="004d2734"/>
    </style:style>
    <style:style style:name="P108" style:family="paragraph" style:parent-style-name="Normal">
      <style:text-properties officeooo:rsid="0056ac4b" officeooo:paragraph-rsid="0056ac4b"/>
    </style:style>
    <style:style style:name="P109" style:family="paragraph" style:parent-style-name="Normal">
      <style:text-properties officeooo:rsid="0056ac4b" officeooo:paragraph-rsid="0080307c"/>
    </style:style>
    <style:style style:name="P110" style:family="paragraph" style:parent-style-name="Normal">
      <style:text-properties officeooo:rsid="005947eb" officeooo:paragraph-rsid="0080307c"/>
    </style:style>
    <style:style style:name="P111" style:family="paragraph" style:parent-style-name="Normal">
      <style:text-properties officeooo:rsid="005947eb" officeooo:paragraph-rsid="008755b2"/>
    </style:style>
    <style:style style:name="P112" style:family="paragraph" style:parent-style-name="Normal">
      <style:text-properties officeooo:rsid="0069e9f1" officeooo:paragraph-rsid="0069e9f1"/>
    </style:style>
    <style:style style:name="P113" style:family="paragraph" style:parent-style-name="Normal">
      <style:text-properties officeooo:rsid="0069e9f1" officeooo:paragraph-rsid="0070a2f6"/>
    </style:style>
    <style:style style:name="P114" style:family="paragraph" style:parent-style-name="Normal">
      <style:text-properties officeooo:rsid="0085a221" officeooo:paragraph-rsid="0085a221"/>
    </style:style>
    <style:style style:name="P115" style:family="paragraph" style:parent-style-name="Normal">
      <style:text-properties officeooo:rsid="008e5b34" officeooo:paragraph-rsid="008e5b34"/>
    </style:style>
    <style:style style:name="P116" style:family="paragraph" style:parent-style-name="Normal">
      <style:text-properties officeooo:rsid="008e5b34" officeooo:paragraph-rsid="009368ee"/>
    </style:style>
    <style:style style:name="P117" style:family="paragraph" style:parent-style-name="Normal">
      <style:text-properties officeooo:rsid="0090bdad" officeooo:paragraph-rsid="0090bdad"/>
    </style:style>
    <style:style style:name="P118" style:family="paragraph" style:parent-style-name="Normal">
      <style:text-properties officeooo:rsid="009f8e1e" officeooo:paragraph-rsid="009f8e1e"/>
    </style:style>
    <style:style style:name="P119" style:family="paragraph" style:parent-style-name="Normal">
      <style:text-properties officeooo:rsid="00a08ed6" officeooo:paragraph-rsid="00a08ed6"/>
    </style:style>
    <style:style style:name="P120" style:family="paragraph" style:parent-style-name="Normal">
      <style:text-properties officeooo:paragraph-rsid="00b6e343"/>
    </style:style>
    <style:style style:name="P121" style:family="paragraph" style:parent-style-name="Normal">
      <style:text-properties officeooo:rsid="00f17d7a" officeooo:paragraph-rsid="00f17d7a"/>
    </style:style>
    <style:style style:name="P122" style:family="paragraph" style:parent-style-name="Normal">
      <style:text-properties officeooo:rsid="0107da9b" officeooo:paragraph-rsid="0107da9b"/>
    </style:style>
    <style:style style:name="P123" style:family="paragraph" style:parent-style-name="Normal">
      <style:text-properties officeooo:rsid="011497b2" officeooo:paragraph-rsid="011497b2"/>
    </style:style>
    <style:style style:name="P124" style:family="paragraph" style:parent-style-name="Normal">
      <style:text-properties officeooo:paragraph-rsid="011497b2"/>
    </style:style>
    <style:style style:name="P125" style:family="paragraph" style:parent-style-name="Normal">
      <style:text-properties officeooo:rsid="01160fc4" officeooo:paragraph-rsid="01160fc4"/>
    </style:style>
    <style:style style:name="P126" style:family="paragraph" style:parent-style-name="Normal">
      <style:text-properties officeooo:rsid="01335d2e" officeooo:paragraph-rsid="01335d2e"/>
    </style:style>
    <style:style style:name="P127" style:family="paragraph" style:parent-style-name="Normal">
      <style:text-properties officeooo:paragraph-rsid="013d0f58"/>
    </style:style>
    <style:style style:name="P128" style:family="paragraph" style:parent-style-name="Normal">
      <style:paragraph-properties fo:break-before="page"/>
    </style:style>
    <style:style style:name="P129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3">Digitaalloogika ja digitaalsüsteemid</text:p>
      <text:p text:style-name="Normal"/>
      <text:p text:style-name="Normal"/>
      <text:p text:style-name="P92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5">Siim Talvik</text:p>
      <text:p text:style-name="P94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7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7"><draw:frame draw:style-name="fr1" draw:name="Object21" text:anchor-type="as-char" svg:width="11.045cm" svg:height="0.586cm" draw:z-index="37"><draw:object xlink:href="./Object 21" xlink:type="simple" xlink:show="embed" xlink:actuate="onLoad"/><draw:image xlink:href="./ObjectReplacements/Object 21" xlink:type="simple" xlink:show="embed" xlink:actuate="onLoad"/></draw:frame></text:p>
      <text:h text:style-name="P89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6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70">-</text:p>
          </table:table-cell>
        </table:table-row>
      </table:table>
      <text:p text:style-name="P96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1" draw:name="Object23" text:anchor-type="as-char" svg:width="7.521cm" svg:height="0.58cm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4">1</text:p>
          </table:table-cell>
          <table:table-cell table:style-name="MDNK_5f_Karnaugh_27__5f_kaart.A2" office:value-type="string">
            <text:p text:style-name="P84">1</text:p>
          </table:table-cell>
          <table:table-cell table:style-name="MDNK_5f_Karnaugh_27__5f_kaart.E2" office:value-type="string">
            <text:p text:style-name="P82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81">1</text:p>
          </table:table-cell>
        </table:table-row>
      </table:table>
      <text:p text:style-name="Normal"/>
      <text:p text:style-name="P113"><text:span text:style-name="T10">orantz:</text:span> <draw:frame draw:style-name="fr1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1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3"><text:span text:style-name="T13">roheline:</text:span> <draw:frame draw:style-name="fr1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2"><text:span text:style-name="T12">kollane:</text:span><draw:frame draw:style-name="fr1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1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28"/>
      <text:h text:style-name="Heading_20_2" text:outline-level="2">MKNK McCluskey' meetodiga.</text:h>
      <text:p text:style-name="Normal"><draw:frame draw:style-name="fr1" draw:name="Object22" text:anchor-type="as-char" svg:width="7.788cm" svg:height="0.57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6">0,4,8,12</text:p>
            <text:p text:style-name="P42"/>
          </table:table-cell>
          <table:table-cell table:style-name="Table2.A2" table:number-rows-spanned="2" office:value-type="string">
            <text:p text:style-name="P74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71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83">4,5,12,13</text:p>
          </table:table-cell>
          <table:table-cell table:style-name="Table2.A2" table:number-rows-spanned="3" office:value-type="string">
            <text:p text:style-name="P85">- 1 0 -</text:p>
          </table:table-cell>
          <table:table-cell table:style-name="Table2.I2" office:value-type="string">
            <text:p text:style-name="P71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5">5,7,13,15</text:p>
            <text:p text:style-name="P73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4">- <text:span text:style-name="T25">1 – 1</text:span></text:p>
            <text:p text:style-name="P73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71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71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2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2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71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0"/>
      <text:p text:style-name="P129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>
          <table:table-cell table:style-name="Table3.A2" office:value-type="string">
            <text:p text:style-name="P77">A1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3">A2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K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77">A3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4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5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80">0</text:p>
          </table:table-cell>
        </table:table-row>
      </table:table>
      <text:p text:style-name="Normal"/>
      <text:p text:style-name="P121"><text:span text:style-name="T26">MKNK</text:span> on nelja liikmeline <draw:frame draw:style-name="fr1" draw:name="Object24" text:anchor-type="as-char" svg:width="4.172cm" svg:height="0.385cm" draw:z-index="40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5"><draw:frame draw:style-name="fr1" draw:name="Object25" text:anchor-type="as-char" svg:width="1.782cm" svg:height="0.432cm" draw:z-index="4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6">MKNK <text:span text:style-name="T27">liikmed</text:span></text:p>
          </table:table-cell>
        </table:table-row>
        <table:table-row>
          <table:table-cell table:style-name="Table4.A2" office:value-type="string">
            <text:p text:style-name="P57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1" draw:name="Object26" text:anchor-type="as-char" svg:width="1.289cm" svg:height="0.43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1" draw:name="Object27" text:anchor-type="as-char" svg:width="1.289cm" svg:height="0.432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4</text:p>
          </table:table-cell>
          <table:table-cell table:style-name="Table4.A2" office:value-type="string">
            <text:p text:style-name="P58">1 1 - -</text:p>
          </table:table-cell>
          <table:table-cell table:style-name="Table4.C2" office:value-type="string">
            <text:p text:style-name="P9"><draw:frame draw:style-name="fr1" draw:name="Object28" text:anchor-type="as-char" svg:width="1.274cm" svg:height="0.432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5</text:p>
          </table:table-cell>
          <table:table-cell table:style-name="Table4.A2" office:value-type="string">
            <text:p text:style-name="P59">1 – 1 1</text:p>
          </table:table-cell>
          <table:table-cell table:style-name="Table4.C2" office:value-type="string">
            <text:p text:style-name="P9"><draw:frame draw:style-name="fr1" draw:name="Object29" text:anchor-type="as-char" svg:width="1.692cm" svg:height="0.432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1"/>
      <text:p text:style-name="P121"><draw:frame draw:style-name="fr1" draw:name="Object31" text:anchor-type="as-char" svg:width="6.817cm" svg:height="0.526cm" draw:z-index="46"><draw:object xlink:href="./Object 31" xlink:type="simple" xlink:show="embed" xlink:actuate="onLoad"/><draw:image xlink:href="./ObjectReplacements/Object 31" xlink:type="simple" xlink:show="embed" xlink:actuate="onLoad"/></draw:frame></text:p>
      <text:h text:style-name="P89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7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9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9">1</text:p>
          </table:table-cell>
        </table:table-row>
      </table:table>
      <text:p text:style-name="P98"><draw:frame draw:style-name="fr1" draw:name="Object1" text:anchor-type="as-char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8" text:outline-level="1">Lihtsustada loogikaalgebra põhiseoste abil eelnevalt leitud täielikku DNK-d lihtsaima DNK-ni, milleks see TDNK lihtsustub.</text:h>
      <text:p text:style-name="P96"><draw:frame draw:style-name="fr1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toon teises ja kolmandas liikmes <draw:frame draw:style-name="fr1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9"><draw:frame draw:style-name="fr1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0">sulgudes on üks kuna <draw:frame draw:style-name="fr1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1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0"><draw:frame draw:style-name="fr1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1">toon esimeses ja teises liikmes <draw:frame draw:style-name="fr1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1"><draw:frame draw:style-name="fr1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1"><text:span text:style-name="T6">kuna</text:span><draw:frame draw:style-name="fr1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1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1"><draw:frame draw:style-name="fr1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6">avan sulud</text:p>
      <text:p text:style-name="P106"><draw:frame draw:style-name="fr1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7">toon <text:span text:style-name="T9">teises</text:span> ja <text:span text:style-name="T9">neljandas </text:span>liikmes <draw:frame draw:style-name="fr1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7"><draw:frame draw:style-name="fr1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2"><text:span text:style-name="T6">kuna</text:span><draw:frame draw:style-name="fr1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1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3"><draw:frame draw:style-name="fr1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8">avan sulud</text:p>
      <text:p text:style-name="P109"><draw:frame draw:style-name="fr1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7"><text:s/></text:span><text:span text:style-name="T14">(siiani okei)</text:span></text:p>
      <text:p text:style-name="P110">toon <text:span text:style-name="T17">esimeses</text:span> ja <text:span text:style-name="T17">viiendas</text:span> liikmes <draw:frame draw:style-name="fr1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0"><draw:frame draw:style-name="fr1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4"><text:span text:style-name="T6">kuna</text:span><draw:frame draw:style-name="fr1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1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4"><draw:frame draw:style-name="fr1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4">avan sulud</text:p>
      <text:p text:style-name="P114"><draw:frame draw:style-name="fr1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1"><text:soft-page-break/>toon <text:span text:style-name="T18">kolmandas</text:span> ja <text:span text:style-name="T18">neljandas</text:span> liikmes <draw:frame draw:style-name="fr1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1"><draw:frame draw:style-name="fr1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5"><text:span text:style-name="T6">kuna</text:span><draw:frame draw:style-name="fr1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1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5"><draw:frame draw:style-name="fr1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5">avan sulud</text:p>
      <text:p text:style-name="P116"><draw:frame draw:style-name="fr1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4">(siiani </text:span><text:span text:style-name="T15">võiks ka ok olla, </text:span><text:span text:style-name="T16">kolmas</text:span><text:span text:style-name="T15"> liige on üle</text:span><text:span text:style-name="T14">)</text:span></text:p>
      <text:p text:style-name="P117">toon esimesest ja kolmandast liikmest <draw:frame draw:style-name="fr1" draw:name="Object52" text:anchor-type="as-char" svg:width="0.961cm" svg:height="0.432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sulgude ette ???</text:p>
      <text:p text:style-name="P117"/>
      <text:h text:style-name="P86" text:outline-level="2"><text:s/>Võrrelda lihtsustamisel saadud DNK-d eelnevalt (punktis 3) leitud MDNK-ga: </text:h>
      <text:h text:style-name="Heading_20_3" text:outline-level="3">kas nad on võrdsed? </text:h>
      <text:p text:style-name="P118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9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2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1" draw:name="Object32" text:anchor-type="as-char" svg:width="1.782cm" svg:height="0.432cm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1" draw:name="Object33" text:anchor-type="as-char" svg:width="2.335cm" svg:height="0.52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1" draw:name="Object34" text:anchor-type="as-char" svg:width="1.73cm" svg:height="0.38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1" draw:name="Object35" text:anchor-type="as-char" svg:width="1.707cm" svg:height="0.3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60">4</text:p>
          </table:table-cell>
          <table:table-cell table:style-name="Table5.A2" office:value-type="string">
            <text:p text:style-name="P61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2">0</text:p>
          </table:table-cell>
        </table:table-row>
        <table:table-row>
          <table:table-cell table:style-name="Table5.A2" office:value-type="string">
            <text:p text:style-name="P60">8</text:p>
          </table:table-cell>
          <table:table-cell table:style-name="Table5.A2" office:value-type="string">
            <text:p text:style-name="P61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2</text:p>
          </table:table-cell>
          <table:table-cell table:style-name="Table5.A2" office:value-type="string">
            <text:p text:style-name="P61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5</text:p>
          </table:table-cell>
          <table:table-cell table:style-name="Table5.A2" office:value-type="string">
            <text:p text:style-name="P61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4">0</text:p>
          </table:table-cell>
        </table:table-row>
      </table:table>
      <text:p text:style-name="P122"/>
      <text:h text:style-name="Heading_20_3" text:outline-level="3">MKNK arvutused</text:h>
      <text:p text:style-name="P124"><draw:frame draw:style-name="fr1" draw:name="Object30" text:anchor-type="as-char" svg:width="6.817cm" svg:height="0.526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5"><text:soft-page-break/><draw:frame draw:style-name="fr1" draw:name="Object57" text:anchor-type="as-char" svg:width="9.698cm" svg:height="0.508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5"><draw:frame draw:style-name="fr1" draw:name="Object53" text:anchor-type="as-char" svg:width="9.673cm" svg:height="0.508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3"><draw:frame draw:style-name="fr1" draw:name="Object54" text:anchor-type="as-char" svg:width="9.908cm" svg:height="0.508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3"><draw:frame draw:style-name="fr1" draw:name="Object55" text:anchor-type="as-char" svg:width="9.929cm" svg:height="0.508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6"><draw:frame draw:style-name="fr1" draw:name="Object56" text:anchor-type="as-char" svg:width="8.46cm" svg:height="0.526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6"><draw:frame draw:style-name="fr2" draw:name="Object58" text:anchor-type="as-char" svg:y="-0.042cm" svg:width="9.7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/>
      <text:h text:style-name="Heading_20_2" text:outline-level="2">Otsustada (hinnata), kas leitud MDNK ja MKNK on teineteisega võrdsed või mitte.</text:h>
      <text:p text:style-name="P127"><text:span text:style-name="T31">Kuna määramatuspiirkonna argumentvektorid väärtustuvad MDNK ja MKNK korral ühtemoodi on MDNK ja MKNK võrdsed.</text:span></text:p>
      <text:h text:style-name="Heading_20_1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1" draw:name="Object62" text:anchor-type="as-char" svg:width="8.46cm" svg:height="0.526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/>
      <text:h text:style-name="Heading_20_1" text:outline-level="1">Realiseerida (punktis 3) MKNK-na saadud loogikafunktsioon minimaalseima keerukusega loogikaskeemina elementidel <text:s text:c="2"/>AND OR <text:s text:c="2"/>NOT.</text:h>
      <text:p text:style-name="Normal"><draw:frame draw:style-name="fr1" draw:name="Object63" text:anchor-type="as-char" svg:width="6.817cm" svg:height="0.526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Heading_20_1" text:outline-level="1"><text:soft-page-break/>Realiseerida (punktis 3) MDNK-na saadud loogikafunktsioon lihtsaima loogikaskeemina kahe sisendiga loogikaelementidel (OR-NOT) .</text:h>
      <text:p text:style-name="Normal"><draw:frame draw:style-name="fr1" draw:name="Object64" text:anchor-type="as-char" svg:width="8.46cm" svg:height="0.526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1" draw:name="Object65" text:anchor-type="as-char" svg:width="6.817cm" svg:height="0.526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5:05:53.209469593</dc:date>
    <meta:print-date>2013-10-14T15:17:00Z</meta:print-date>
    <meta:editing-cycles>285</meta:editing-cycles>
    <meta:editing-duration>PT10H37M2S</meta:editing-duration>
    <meta:document-statistic meta:table-count="7" meta:image-count="0" meta:object-count="65" meta:page-count="9" meta:paragraph-count="413" meta:word-count="749" meta:character-count="3787" meta:non-whitespace-character-count="3397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∨</mo>
        <mi>A</mi>
      </mrow>
      <mrow>
        <mn>3</mn>
        <mo stretchy="false">∨</mo>
        <mi>A</mi>
      </mrow>
      <mrow>
        <mn>4</mn>
        <mo stretchy="false">∨</mo>
        <mi>A</mi>
      </mrow>
      <mn>5</mn>
    </mrow>
    <annotation encoding="StarMath 5.0">f = A1 or A3 or A4 or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{x_{1}} overline{x_{2}}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